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/>
    <style:style style:name="T1" style:family="text">
      <style:text-properties officeooo:rsid="0014244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span text:style-name="T1">Material Links</text:span></text:p>
      <text:list text:style-name="L1">
        <text:list-item>
          <text:p text:style-name="P1"><text:a xlink:type="simple" xlink:href="https://www.wabtecexceed.hirepro.in/index.php" text:style-name="Internet_20_link" text:visited-style-name="Visited_20_Internet_20_Link">https://www.wabtecexceed.hirepro.in/index.php</text:a></text:p>
          <text:p text:style-name="P1"/>
        </text:list-item>
        <text:list-item>
          <text:p text:style-name="P1">https://www.calamp.com/blog/j1939/#:~:text=The%20J1939%20protocol%20is%20a,%2C%20tractors%2C%20and%20industrial%20machinery</text:p>
          <text:p text:style-name="P1"/>
        </text:list-item>
        <text:list-item>
          <text:p text:style-name="P1">https://www.vector.com/int/en/products/products-a-z/libraries-drivers/rp1210-api/</text:p>
          <text:p text:style-name="P1"/>
        </text:list-item>
        <text:list-item>
          <text:p text:style-name="P1">https://ww1.microchip.com/downloads/en/appnotes/00930a.pdf</text:p>
          <text:p text:style-name="P1"/>
        </text:list-item>
        <text:list-item>
          <text:p text:style-name="P1">https://www.simmasoftware.com/products/j1939/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3T04:11:40.606277558</meta:creation-date>
    <dc:date>2024-08-23T04:14:41.394002727</dc:date>
    <meta:editing-duration>PT3M1S</meta:editing-duration>
    <meta:editing-cycles>1</meta:editing-cycles>
    <meta:document-statistic meta:table-count="0" meta:image-count="0" meta:object-count="0" meta:page-count="1" meta:paragraph-count="10" meta:word-count="16" meta:character-count="376" meta:non-whitespace-character-count="374"/>
    <meta:generator>LibreOffice/24.2.5.2$Linux_X86_64 LibreOffice_project/420$Build-2</meta:generator>
  </office:meta>
</office:document-meta>
</file>